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4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42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bbe33d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972f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42"/>
    <style:style style:name="ce12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8" table:default-cell-style-name="Default"/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table:style-name="ce4" office:value-type="float" office:value="7.85" calcext:value-type="float">
            <text:p>7.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-0.3" calcext:value-type="float">
            <text:p>-0.3</text:p>
          </table:table-cell>
          <table:table-cell table:style-name="ce4" office:value-type="float" office:value="-19.3" calcext:value-type="float">
            <text:p>-19.3</text:p>
          </table:table-cell>
          <table:table-cell/>
          <table:table-cell table:style-name="ce1" office:value-type="string" calcext:value-type="string">
            <text:p>f21=</text:p>
          </table:table-cell>
          <table:table-cell table:style-name="ce2" table:formula="of:=[.B3]/[.B2]" office:value-type="float" office:value="0.0333333333333333" calcext:value-type="float">
            <text:p>0.0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-0.2" calcext:value-type="float">
            <text:p>-0.2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71.4" calcext:value-type="float">
            <text:p>71.4</text:p>
          </table:table-cell>
          <table:table-cell/>
          <table:table-cell table:style-name="ce1" office:value-type="string" calcext:value-type="string">
            <text:p>f31=</text:p>
          </table:table-cell>
          <table:table-cell table:style-name="ce3" table:formula="of:=[.B4]/[.B2]"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table:style-name="ce4" office:value-type="float" office:value="7.85" calcext:value-type="float">
            <text:p>7.85</text:p>
          </table:table-cell>
          <table:table-cell table:number-columns-repeated="7"/>
        </table:table-row>
        <table:table-row table:style-name="ro1">
          <table:table-cell/>
          <table:table-cell table:formula="of:=0.1-([.$H$3]*[.B2])" office:value-type="float" office:value="0" calcext:value-type="float">
            <text:p>0</text:p>
          </table:table-cell>
          <table:table-cell table:formula="of:=[.C3]-([.$H$3]*[.C2])" office:value-type="float" office:value="7.00333333333333" calcext:value-type="float">
            <text:p>7.00333333333333</text:p>
          </table:table-cell>
          <table:table-cell table:formula="of:=[.D3]-([.$H$3]*[.D2])" office:value-type="float" office:value="-0.293333333333333" calcext:value-type="float">
            <text:p>-0.293333333333333</text:p>
          </table:table-cell>
          <table:table-cell table:style-name="ce4" office:value-type="float" office:value="-19.3" calcext:value-type="float">
            <text:p>-19.3</text:p>
          </table:table-cell>
          <table:table-cell/>
          <table:table-cell table:style-name="ce1" office:value-type="string" calcext:value-type="string">
            <text:p>f32=</text:p>
          </table:table-cell>
          <table:table-cell table:style-name="ce1" table:formula="of:=[.C8]/[.C7]" office:value-type="float" office:value="-0.0271299381247025" calcext:value-type="float">
            <text:p>-0.0271299381247025</text:p>
          </table:table-cell>
          <table:table-cell table:number-columns-repeated="4"/>
        </table:table-row>
        <table:table-row table:style-name="ro1">
          <table:table-cell/>
          <table:table-cell table:formula="of:=0.3-([.$H$4]*[.B2])" office:value-type="float" office:value="0" calcext:value-type="float">
            <text:p>0</text:p>
          </table:table-cell>
          <table:table-cell table:formula="of:=[.C4]-([.$H$4]*[.C2])" office:value-type="float" office:value="-0.19" calcext:value-type="float">
            <text:p>-0.19</text:p>
          </table:table-cell>
          <table:table-cell table:formula="of:=[.D4]-([.$H$4]*[.D2])" office:value-type="float" office:value="10.02" calcext:value-type="float">
            <text:p>10.02</text:p>
          </table:table-cell>
          <table:table-cell table:style-name="ce4" office:value-type="float" office:value="71.4" calcext:value-type="float">
            <text:p>71.4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table:style-name="ce4" office:value-type="float" office:value="7.85" calcext:value-type="float">
            <text:p>7.8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U=</text:p>
          </table:table-cell>
          <table:table-cell office:value-type="float" office:value="0" calcext:value-type="float">
            <text:p>0</text:p>
          </table:table-cell>
          <table:table-cell office:value-type="float" office:value="7.00333333333333" calcext:value-type="float">
            <text:p>7.00333333333333</text:p>
          </table:table-cell>
          <table:table-cell office:value-type="float" office:value="-0.293333333333333" calcext:value-type="float">
            <text:p>-0.293333333333333</text:p>
          </table:table-cell>
          <table:table-cell table:style-name="ce4" office:value-type="float" office:value="-19.3" calcext:value-type="float">
            <text:p>-19.3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-0.19-([.$H$7]*[.C11])" office:value-type="float" office:value="0" calcext:value-type="float">
            <text:p>0</text:p>
          </table:table-cell>
          <table:table-cell table:formula="of:=[.D8]-([.$H$7]*[.D11])" office:value-type="float" office:value="10.0120418848168" calcext:value-type="float">
            <text:p>10.0120418848168</text:p>
          </table:table-cell>
          <table:table-cell table:style-name="ce4" office:value-type="float" office:value="71.4" calcext:value-type="float">
            <text:p>71.4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L=</text:p>
          </table:table-cell>
          <table:table-cell table:style-name="ce2" table:formula="of:=[.H3]" office:value-type="float" office:value="0.0333333333333333" calcext:value-type="float">
            <text:p>0.0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3" table:formula="of:=[.H4]" office:value-type="float" office:value="0.1" calcext:value-type="float">
            <text:p>0.1</text:p>
          </table:table-cell>
          <table:table-cell table:formula="of:=[.H7]" office:value-type="float" office:value="-0.0271299381247025" calcext:value-type="float">
            <text:p>-0.027129938124702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2" calcext:value-type="float">
            <text:p>-0.2</text:p>
          </table:table-cell>
          <table:table-cell/>
          <table:table-cell table:style-name="ce1" table:formula="of:=[.$B$18]*[.F18]+[.$C$18]*[.F19]+[.$D$18]*[.F20]" office:value-type="float" office:value="3" calcext:value-type="float">
            <text:p>3</text:p>
          </table:table-cell>
          <table:table-cell table:style-name="ce1" table:formula="of:=[.$B$18]*[.G18]+[.$C$18]*[.G19]+[.$D$18]*[.G20]" office:value-type="float" office:value="-0.1" calcext:value-type="float">
            <text:p>-0.1</text:p>
          </table:table-cell>
          <table:table-cell table:style-name="ce1" table:formula="of:=[.$B$18]*[.H18]+[.$C$18]*[.H19]+[.$D$18]*[.H20]" office:value-type="float" office:value="-0.2" calcext:value-type="float">
            <text:p>-0.2</text:p>
          </table:table-cell>
        </table:table-row>
        <table:table-row table:style-name="ro1">
          <table:table-cell table:style-name="ce1" office:value-type="string" calcext:value-type="string">
            <text:p>A= L*U=</text:p>
          </table:table-cell>
          <table:table-cell office:value-type="float" office:value="0.0333333333333333" calcext:value-type="float">
            <text:p>0.0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.00333333333333" calcext:value-type="float">
            <text:p>7.00333333333333</text:p>
          </table:table-cell>
          <table:table-cell table:style-name="ce1" office:value-type="float" office:value="-0.293333333333333" calcext:value-type="float">
            <text:p>-0.293333333333333</text:p>
          </table:table-cell>
          <table:table-cell table:style-name="ce1" office:value-type="string" calcext:value-type="string">
            <text:p>=</text:p>
          </table:table-cell>
          <table:table-cell table:style-name="ce1" table:formula="of:=[.$B$19]*[.F18]+[.$C$19]*[.F19]+[.$D$19]*[.F20]" office:value-type="float" office:value="0.1" calcext:value-type="float">
            <text:p>0.1</text:p>
          </table:table-cell>
          <table:table-cell table:style-name="ce1" table:formula="of:=[.$B$19]*[.G18]+[.$C$19]*[.G19]+[.$D$19]*[.G20]" office:value-type="float" office:value="7" calcext:value-type="float">
            <text:p>7</text:p>
          </table:table-cell>
          <table:table-cell table:style-name="ce1" table:formula="of:=[.$B$19]*[.H18]+[.$C$19]*[.H19]+[.$D$19]*[.H20]" office:value-type="float" office:value="-0.3" calcext:value-type="float">
            <text:p>-0.3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-0.0271299381247025" calcext:value-type="float">
            <text:p>-0.027129938124702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.0120418848168" calcext:value-type="float">
            <text:p>10.0120418848168</text:p>
          </table:table-cell>
          <table:table-cell/>
          <table:table-cell table:style-name="ce1" table:formula="of:=[.$B$20]*[.F18]+[.$C$20]*[.F19]+[.$D$20]*[.F20]" office:value-type="float" office:value="0.3" calcext:value-type="float">
            <text:p>0.3</text:p>
          </table:table-cell>
          <table:table-cell table:style-name="ce1" table:formula="of:=[.$B$20]*[.G18]+[.$C$20]*[.G19]+[.$D$20]*[.G20]" office:value-type="float" office:value="-0.2" calcext:value-type="float">
            <text:p>-0.2</text:p>
          </table:table-cell>
          <table:table-cell table:style-name="ce1" table:formula="of:=[.$B$20]*[.H18]+[.$C$20]*[.H19]+[.$D$20]*[.H20]" office:value-type="float" office:value="10" calcext:value-type="float">
            <text:p>10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7.85" calcext:value-type="float">
            <text:p>7.85</text:p>
          </table:table-cell>
          <table:table-cell/>
          <table:table-cell office:value-type="string" calcext:value-type="string">
            <text:p>d1=</text:p>
          </table:table-cell>
          <table:table-cell table:style-name="ce12" table:formula="of:=[.E24]/[.B24]" office:value-type="float" office:value="7.85" calcext:value-type="float">
            <text:p>7.8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333333333333333" calcext:value-type="float">
            <text:p>0.0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19.3" calcext:value-type="float">
            <text:p>-19.3</text:p>
          </table:table-cell>
          <table:table-cell/>
          <table:table-cell office:value-type="string" calcext:value-type="string">
            <text:p>d2=</text:p>
          </table:table-cell>
          <table:table-cell table:style-name="ce12" table:formula="of:=([.E25]-[.B25]*[.H24])/([.C25])" office:value-type="float" office:value="-19.5616666666667" calcext:value-type="float">
            <text:p>-19.5616666666667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0.1" calcext:value-type="float">
            <text:p>0.1</text:p>
          </table:table-cell>
          <table:table-cell office:value-type="float" office:value="-0.0271299381247025" calcext:value-type="float">
            <text:p>-0.027129938124702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71.4" calcext:value-type="float">
            <text:p>71.4</text:p>
          </table:table-cell>
          <table:table-cell/>
          <table:table-cell office:value-type="string" calcext:value-type="string">
            <text:p>d3=</text:p>
          </table:table-cell>
          <table:table-cell table:style-name="ce1" table:formula="of:=([.E26]-[.B26]*[.H24]-[.C26]*[.H25])/([.D26])" office:value-type="float" office:value="70.0842931937173" calcext:value-type="float">
            <text:p>70.0842931937173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0" office:value-type="float" office:value="7.85" calcext:value-type="float">
            <text:p>7.85</text:p>
          </table:table-cell>
          <table:table-cell/>
          <table:table-cell table:style-name="ce1" table:formula="of:=[.B29]*[.$F$29]+[.C29]*[.$F$30]+[.D29]*[.$F$31]" office:value-type="float" office:value="7.85" calcext:value-type="float">
            <text:p>7.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333333333333333" calcext:value-type="float">
            <text:p>0.0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*</text:p>
          </table:table-cell>
          <table:table-cell table:style-name="ce10" office:value-type="float" office:value="-19.5616666666667" calcext:value-type="float">
            <text:p>-19.5616666666667</text:p>
          </table:table-cell>
          <table:table-cell table:style-name="ce1" office:value-type="string" calcext:value-type="string">
            <text:p>=</text:p>
          </table:table-cell>
          <table:table-cell table:style-name="ce1" table:formula="of:=[.B30]*[.$F$29]+[.C30]*[.$F$30]+[.D30]*[.$F$31]" office:value-type="float" office:value="-19.3" calcext:value-type="float">
            <text:p>-19.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-0.0271299381247025" calcext:value-type="float">
            <text:p>-0.027129938124702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float" office:value="70.0842931937173" calcext:value-type="float">
            <text:p>70.0842931937173</text:p>
          </table:table-cell>
          <table:table-cell/>
          <table:table-cell table:style-name="ce1" table:formula="of:=[.B31]*[.$F$29]+[.C31]*[.$F$30]+[.D31]*[.$F$31]" office:value-type="float" office:value="71.4" calcext:value-type="float">
            <text:p>71.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Default"/>
          <table:table-cell office:value-type="string" calcext:value-type="string">
            <text:p>U</text:p>
          </table:table-cell>
          <table:table-cell table:style-name="Default"/>
          <table:table-cell table:style-name="ce1" office:value-type="string" calcext:value-type="string">
            <text:p>Despeje</text:p>
          </table:table-cell>
          <table:table-cell table:style-name="ce1" office:value-type="string" calcext:value-type="string">
            <text:p>D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table:style-name="ce1" office:value-type="string" calcext:value-type="string">
            <text:p>/</text:p>
          </table:table-cell>
          <table:table-cell table:style-name="ce10" office:value-type="float" office:value="7.85" calcext:value-type="float">
            <text:p>7.85</text:p>
          </table:table-cell>
          <table:table-cell/>
          <table:table-cell table:style-name="ce1" table:formula="of:=([.F34]-[.D34]*[.H36]-[.C34]*[.H35])/([.B34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.00333333333333" calcext:value-type="float">
            <text:p>7.00333333333333</text:p>
          </table:table-cell>
          <table:table-cell office:value-type="float" office:value="-0.293333333333333" calcext:value-type="float">
            <text:p>-0.293333333333333</text:p>
          </table:table-cell>
          <table:table-cell table:style-name="ce1" office:value-type="string" calcext:value-type="string">
            <text:p>/</text:p>
          </table:table-cell>
          <table:table-cell table:style-name="ce10" office:value-type="float" office:value="-19.5616666666667" calcext:value-type="float">
            <text:p>-19.5616666666667</text:p>
          </table:table-cell>
          <table:table-cell table:style-name="ce1" office:value-type="string" calcext:value-type="string">
            <text:p>=</text:p>
          </table:table-cell>
          <table:table-cell table:style-name="ce1" table:formula="of:=([.F35]-[.D35]*[.H36])/([.C35])" office:value-type="float" office:value="-2.5" calcext:value-type="float">
            <text:p>-2.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.0120418848168" calcext:value-type="float">
            <text:p>10.0120418848168</text:p>
          </table:table-cell>
          <table:table-cell table:style-name="ce1" office:value-type="string" calcext:value-type="string">
            <text:p>/</text:p>
          </table:table-cell>
          <table:table-cell table:style-name="ce10" office:value-type="float" office:value="70.0842931937173" calcext:value-type="float">
            <text:p>70.0842931937173</text:p>
          </table:table-cell>
          <table:table-cell/>
          <table:table-cell table:style-name="ce1" table:formula="of:=[.F36]/[.D36]" office:value-type="float" office:value="6.99999999999997" calcext:value-type="float">
            <text:p>6.9999999999999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5" number:min-decimal-places="15" number:min-integer-digits="1"/>
    </number:number-style>
    <number:number-style style:name="N130">
      <number:number number:decimal-places="14" number:min-decimal-places="14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number-style style:name="N14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/00/0000</text:date>, <text:time style:data-style-name="N2" text:time-value="11:29:36.7658242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10:53:28.409202108</meta:creation-date>
    <meta:generator>LibreOffice/24.2.6.2$Linux_X86_64 LibreOffice_project/420$Build-2</meta:generator>
    <dc:date>2024-12-02T11:42:13.443066248</dc:date>
    <meta:editing-duration>PT45M4S</meta:editing-duration>
    <meta:editing-cycles>48</meta:editing-cycles>
    <meta:document-statistic meta:table-count="1" meta:cell-count="140" meta:object-count="0"/>
  </office:meta>
</office:document-meta>
</file>